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e watchdog couplé avec l'allumage d'une LED, la D13 des arduinos.</text:p>
      <text:p text:style-name="Standard"/>
      <text:p text:style-name="Standard">Nous allons voir dans ce premier projet l'utilisation des ports sur un arduino ainsi que l'utilisation des watchdog.</text:p>
      <text:p text:style-name="Standard"/>
      <text:p text:style-name="Standard">Les ports ont trois registres différents : les registres PIN, PORT et DD. Le DD permet de déterminer si le port est configuré en sortie (à l'état logique 1) ou en entrée (à l'état logique 0). Le PORT a deux <text:s/>fonctions différentes suivant le registre DD. Si DD est en entrée, l'écriture logique d'un 1 sur le registre PORT active la résistance de pull up (tirage au niveau haut) et si c'est un 0, c'est <text:s/>un tirage au niveau bas. Si le registre DD est en sortie, le registre PORT au niveau 1 applique une sortie au niveau haut et au niveau bas applique une sortie au niveau bas. Le registre PIN permet de connaître l'état du port, niveau haut ou niveau bas.</text:p>
      <text:p text:style-name="Standard"/>
      <text:p text:style-name="Standard">Watchdog signifie chien de garde, il est donc programmer pour surveiller. Par défaut, il est désactivé. Il peut générer trois actions différentes sur l'ATmega328P : un reset, une interruption , une interruption suivie d'un reset.</text:p>
      <text:p text:style-name="Standard"/>
      <text:p text:style-name="Standard">Je vais donc utiliser le watchdog en mode interruptions et, à chaque interruption, l'état de la LED 13 changera. Nous allons donc faire clignoter la LED de l'Arduino.</text:p>
      <text:p text:style-name="Standard"/>
      <text:p text:style-name="Standard">Afin de procéder par étape, commençons par paramétrer la LED. Le programme suivant permet d'allumer la LED 13.</text:p>
      <text:p text:style-name="Standard"/>
      <text:p text:style-name="Standard">Ce programme permet de l'éteindre.</text:p>
      <text:p text:style-name="Standard"/>
      <text:p text:style-name="Standard">La différence entre ces deux programmes est la valeur écrite sur le port : True =&gt; LED allumée, False =&gt; Éteinte.</text:p>
      <text:p text:style-name="Standard"/>
      <text:p text:style-name="Standard">Maintenant, paramétrons le Watchdog :</text:p>
      <text:p text:style-name="Standard"/>
      <text:p text:style-name="Standard">Le captage d'interruption ce fait ainsi (en s'appuyant sur le gcc).</text:p>
      <text:p text:style-name="Standard"/>
      <text:p text:style-name="Standard">Voici donc le code obtenu :</text:p>
      <text:p text:style-name="Standard"/>
      <text:p text:style-name="Standard">Il peut être télécharger ici !</text:p>
      <text:p text:style-name="Standard"/>
      <text:p text:style-name="Standard">Truc en un peu plus : pour un peu plus tard, un peu plus loin bref en un peu plus quoi !</text:p>
      <text:p text:style-name="Standard"/>
      <text:p text:style-name="Standard">Quand on programme sur de l'embarqué on utilise toujours un port (sinon, cela veut dire que l'on a aucune entrées/sorties de connectées et du coup, et donc que le micro-contrôleur ne sert à rien). J'ai créé des fonctions pour déclarer les ports en entrées sorties, écrire dessus que j'ai enregistré sous un package « LVC.PINS » que l'on peut trouver ici. Voici ce que donne ce code avec ce nouveau package.</text:p>
      <text:p text:style-name="Standard"/>
      <text:p text:style-name="Standard">Il peut être télécharger ici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Lohit Hindi2"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7-24T16:12:35</dc:date>
    <dc:creator>Programmeur </dc:creator>
    <meta:generator>LibreOffice/3.5$Linux_X86_64 LibreOffice_project/350m1$Build-2</meta:generator>
    <meta:editing-duration>PT1H47M5S</meta:editing-duration>
    <meta:editing-cycles>17</meta:editing-cycles>
    <meta:document-statistic meta:table-count="0" meta:image-count="0" meta:object-count="0" meta:page-count="1" meta:paragraph-count="15" meta:word-count="386" meta:character-count="2174" meta:non-whitespace-character-count="1801"/>
  </office:meta>
</office:document-meta>
</file>